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e252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e252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e252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e252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e252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e252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e252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e252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e252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e252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e252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e252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e252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e252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e252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e252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e252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esús Javier Piñango Bolívar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4/9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67333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esus Reinaldo Piñango Azocar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91623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48.31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67" meta:non-whitespace-character-count="1000"/>
    <meta:template xlink:type="simple" xlink:actuate="onRequest" xlink:title="Normal" xlink:href=""/>
  </office:meta>
</office:document-meta>
</file>